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5c0" officeooo:paragraph-rsid="001c75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nant Effects</text:p>
      <text:p text:style-name="P1"/>
      <text:p text:style-name="P1">Hand-crafted effects pedals, made to order. </text:p>
      <text:p text:style-name="P1"/>
      <text:p text:style-name="P1">Based in Adelaide, Australia, Resonant Effec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6:30:48.910688018</meta:creation-date>
    <dc:date>2023-01-27T17:24:54.760843586</dc:date>
    <meta:editing-duration>PT43M55S</meta:editing-duration>
    <meta:editing-cycles>1</meta:editing-cycles>
    <meta:document-statistic meta:table-count="0" meta:image-count="0" meta:object-count="0" meta:page-count="1" meta:paragraph-count="3" meta:word-count="14" meta:character-count="106" meta:non-whitespace-character-count="94"/>
    <meta:generator>LibreOffice/7.3.7.2$Linux_X86_64 LibreOffice_project/30$Build-2</meta:generator>
  </office:meta>
</office:document-meta>
</file>